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officeooo:rsid="0015aa2b" officeooo:paragraph-rsid="0015aa2b"/>
    </style:style>
    <style:style style:name="P3" style:family="paragraph" style:parent-style-name="Standard">
      <style:paragraph-properties fo:line-height="200%"/>
      <style:text-properties officeooo:paragraph-rsid="0015aa2b"/>
    </style:style>
    <style:style style:name="P4" style:family="paragraph" style:parent-style-name="Standard">
      <style:paragraph-properties fo:line-height="200%"/>
      <style:text-properties officeooo:rsid="0015aa2b" officeooo:paragraph-rsid="00e265f0"/>
    </style:style>
    <style:style style:name="P5" style:family="paragraph" style:parent-style-name="Standard">
      <style:paragraph-properties fo:line-height="200%"/>
      <style:text-properties officeooo:rsid="0015aa2b" officeooo:paragraph-rsid="00cc9090"/>
    </style:style>
    <style:style style:name="P6" style:family="paragraph" style:parent-style-name="Standard">
      <style:paragraph-properties fo:line-height="200%"/>
      <style:text-properties officeooo:rsid="0015aa2b" officeooo:paragraph-rsid="00f42d4e"/>
    </style:style>
    <style:style style:name="P7" style:family="paragraph" style:parent-style-name="Standard">
      <style:paragraph-properties fo:line-height="200%"/>
      <style:text-properties officeooo:rsid="00f42d4e" officeooo:paragraph-rsid="00f42d4e"/>
    </style:style>
    <style:style style:name="P8" style:family="paragraph" style:parent-style-name="Standard">
      <style:paragraph-properties fo:line-height="200%"/>
      <style:text-properties officeooo:rsid="001af3a2" officeooo:paragraph-rsid="001af3a2"/>
    </style:style>
    <style:style style:name="T1" style:family="text">
      <style:text-properties officeooo:rsid="001455b9"/>
    </style:style>
    <style:style style:name="T2" style:family="text">
      <style:text-properties officeooo:rsid="001b55a4"/>
    </style:style>
    <style:style style:name="T3" style:family="text">
      <style:text-properties officeooo:rsid="00251238"/>
    </style:style>
    <style:style style:name="T4" style:family="text">
      <style:text-properties officeooo:rsid="00265053"/>
    </style:style>
    <style:style style:name="T5" style:family="text">
      <style:text-properties officeooo:rsid="001c0d77"/>
    </style:style>
    <style:style style:name="T6" style:family="text">
      <style:text-properties officeooo:rsid="002edb5b"/>
    </style:style>
    <style:style style:name="T7" style:family="text">
      <style:text-properties officeooo:rsid="002776e9"/>
    </style:style>
    <style:style style:name="T8" style:family="text">
      <style:text-properties officeooo:rsid="003084f1"/>
    </style:style>
    <style:style style:name="T9" style:family="text">
      <style:text-properties officeooo:rsid="00284435"/>
    </style:style>
    <style:style style:name="T10" style:family="text">
      <style:text-properties officeooo:rsid="001e8c57"/>
    </style:style>
    <style:style style:name="T11" style:family="text">
      <style:text-properties officeooo:rsid="002b5e33"/>
    </style:style>
    <style:style style:name="T12" style:family="text">
      <style:text-properties officeooo:rsid="002bfec9"/>
    </style:style>
    <style:style style:name="T13" style:family="text">
      <style:text-properties officeooo:rsid="001eee6a"/>
    </style:style>
    <style:style style:name="T14" style:family="text">
      <style:text-properties officeooo:rsid="0031730d"/>
    </style:style>
    <style:style style:name="T15" style:family="text">
      <style:text-properties officeooo:rsid="00320098"/>
    </style:style>
    <style:style style:name="T16" style:family="text">
      <style:text-properties officeooo:rsid="00341a77"/>
    </style:style>
    <style:style style:name="T17" style:family="text">
      <style:text-properties officeooo:rsid="0035cd23"/>
    </style:style>
    <style:style style:name="T18" style:family="text">
      <style:text-properties officeooo:rsid="00338f09"/>
    </style:style>
    <style:style style:name="T19" style:family="text">
      <style:text-properties officeooo:rsid="001fbf82"/>
    </style:style>
    <style:style style:name="T20" style:family="text">
      <style:text-properties officeooo:rsid="001f634d"/>
    </style:style>
    <style:style style:name="T21" style:family="text">
      <style:text-properties officeooo:rsid="00206d78"/>
    </style:style>
    <style:style style:name="T22" style:family="text">
      <style:text-properties officeooo:rsid="003971ed"/>
    </style:style>
    <style:style style:name="T23" style:family="text">
      <style:text-properties officeooo:rsid="003aebad"/>
    </style:style>
    <style:style style:name="T24" style:family="text">
      <style:text-properties officeooo:rsid="003b83b6"/>
    </style:style>
    <style:style style:name="T25" style:family="text">
      <style:text-properties officeooo:rsid="003af98d"/>
    </style:style>
    <style:style style:name="T26" style:family="text">
      <style:text-properties officeooo:rsid="00211fe3"/>
    </style:style>
    <style:style style:name="T27" style:family="text">
      <style:text-properties officeooo:rsid="003c8c73"/>
    </style:style>
    <style:style style:name="T28" style:family="text">
      <style:text-properties officeooo:rsid="0021f663"/>
    </style:style>
    <style:style style:name="T29" style:family="text">
      <style:text-properties officeooo:rsid="003e09ea"/>
    </style:style>
    <style:style style:name="T30" style:family="text">
      <style:text-properties officeooo:rsid="0040052a"/>
    </style:style>
    <style:style style:name="T31" style:family="text">
      <style:text-properties officeooo:rsid="0040cd3b"/>
    </style:style>
    <style:style style:name="T32" style:family="text">
      <style:text-properties officeooo:rsid="00423143"/>
    </style:style>
    <style:style style:name="T33" style:family="text">
      <style:text-properties officeooo:rsid="0042c476"/>
    </style:style>
    <style:style style:name="T34" style:family="text">
      <style:text-properties officeooo:rsid="0043b467"/>
    </style:style>
    <style:style style:name="T35" style:family="text">
      <style:text-properties officeooo:rsid="004483c8"/>
    </style:style>
    <style:style style:name="T36" style:family="text">
      <style:text-properties officeooo:rsid="0044ee2a"/>
    </style:style>
    <style:style style:name="T37" style:family="text">
      <style:text-properties officeooo:rsid="004937e0"/>
    </style:style>
    <style:style style:name="T38" style:family="text">
      <style:text-properties officeooo:rsid="00470420"/>
    </style:style>
    <style:style style:name="T39" style:family="text">
      <style:text-properties officeooo:rsid="0045eead"/>
    </style:style>
    <style:style style:name="T40" style:family="text">
      <style:text-properties officeooo:rsid="00487b5b"/>
    </style:style>
    <style:style style:name="T41" style:family="text">
      <style:text-properties officeooo:rsid="004a7dac"/>
    </style:style>
    <style:style style:name="T42" style:family="text">
      <style:text-properties officeooo:rsid="004d38ad"/>
    </style:style>
    <style:style style:name="T43" style:family="text">
      <style:text-properties officeooo:rsid="004f2bdb"/>
    </style:style>
    <style:style style:name="T44" style:family="text">
      <style:text-properties officeooo:rsid="00507bdd"/>
    </style:style>
    <style:style style:name="T45" style:family="text">
      <style:text-properties officeooo:rsid="0050b3b7"/>
    </style:style>
    <style:style style:name="T46" style:family="text">
      <style:text-properties officeooo:rsid="00503ad1"/>
    </style:style>
    <style:style style:name="T47" style:family="text">
      <style:text-properties officeooo:rsid="00525c48"/>
    </style:style>
    <style:style style:name="T48" style:family="text">
      <style:text-properties officeooo:rsid="00534f06"/>
    </style:style>
    <style:style style:name="T49" style:family="text">
      <style:text-properties officeooo:rsid="00557482"/>
    </style:style>
    <style:style style:name="T50" style:family="text">
      <style:text-properties officeooo:rsid="0055d137"/>
    </style:style>
    <style:style style:name="T51" style:family="text">
      <style:text-properties officeooo:rsid="00568a70"/>
    </style:style>
    <style:style style:name="T52" style:family="text">
      <style:text-properties officeooo:rsid="0058591e"/>
    </style:style>
    <style:style style:name="T53" style:family="text">
      <style:text-properties officeooo:rsid="00594552"/>
    </style:style>
    <style:style style:name="T54" style:family="text">
      <style:text-properties officeooo:rsid="005a3ff9"/>
    </style:style>
    <style:style style:name="T55" style:family="text">
      <style:text-properties officeooo:rsid="005b60b2"/>
    </style:style>
    <style:style style:name="T56" style:family="text">
      <style:text-properties officeooo:rsid="005b76bf"/>
    </style:style>
    <style:style style:name="T57" style:family="text">
      <style:text-properties officeooo:rsid="005c1ded"/>
    </style:style>
    <style:style style:name="T58" style:family="text">
      <style:text-properties officeooo:rsid="005ddd31"/>
    </style:style>
    <style:style style:name="T59" style:family="text">
      <style:text-properties officeooo:rsid="005f2fd9"/>
    </style:style>
    <style:style style:name="T60" style:family="text">
      <style:text-properties officeooo:rsid="0060d508"/>
    </style:style>
    <style:style style:name="T61" style:family="text">
      <style:text-properties officeooo:rsid="0060fa65"/>
    </style:style>
    <style:style style:name="T62" style:family="text">
      <style:text-properties officeooo:rsid="0061c7ca"/>
    </style:style>
    <style:style style:name="T63" style:family="text">
      <style:text-properties officeooo:rsid="0063383c"/>
    </style:style>
    <style:style style:name="T64" style:family="text">
      <style:text-properties officeooo:rsid="0063edc0"/>
    </style:style>
    <style:style style:name="T65" style:family="text">
      <style:text-properties officeooo:rsid="00655f55"/>
    </style:style>
    <style:style style:name="T66" style:family="text">
      <style:text-properties officeooo:rsid="00671b9b"/>
    </style:style>
    <style:style style:name="T67" style:family="text">
      <style:text-properties officeooo:rsid="0068ddbd"/>
    </style:style>
    <style:style style:name="T68" style:family="text">
      <style:text-properties officeooo:rsid="0068ffe0"/>
    </style:style>
    <style:style style:name="T69" style:family="text">
      <style:text-properties officeooo:rsid="00692277"/>
    </style:style>
    <style:style style:name="T70" style:family="text">
      <style:text-properties officeooo:rsid="006999b9"/>
    </style:style>
    <style:style style:name="T71" style:family="text">
      <style:text-properties officeooo:rsid="00d03cc6"/>
    </style:style>
    <style:style style:name="T72" style:family="text">
      <style:text-properties officeooo:rsid="006b6c6d"/>
    </style:style>
    <style:style style:name="T73" style:family="text">
      <style:text-properties officeooo:rsid="006bc25a"/>
    </style:style>
    <style:style style:name="T74" style:family="text">
      <style:text-properties officeooo:rsid="006c3287"/>
    </style:style>
    <style:style style:name="T75" style:family="text">
      <style:text-properties officeooo:rsid="006d95f5"/>
    </style:style>
    <style:style style:name="T76" style:family="text">
      <style:text-properties officeooo:rsid="0072b7de"/>
    </style:style>
    <style:style style:name="T77" style:family="text">
      <style:text-properties officeooo:rsid="0073a646"/>
    </style:style>
    <style:style style:name="T78" style:family="text">
      <style:text-properties officeooo:rsid="00d0881c"/>
    </style:style>
    <style:style style:name="T79" style:family="text">
      <style:text-properties officeooo:rsid="007462c7"/>
    </style:style>
    <style:style style:name="T80" style:family="text">
      <style:text-properties officeooo:rsid="0075e8cd"/>
    </style:style>
    <style:style style:name="T81" style:family="text">
      <style:text-properties officeooo:rsid="0077b775"/>
    </style:style>
    <style:style style:name="T82" style:family="text">
      <style:text-properties officeooo:rsid="007a14e0"/>
    </style:style>
    <style:style style:name="T83" style:family="text">
      <style:text-properties officeooo:rsid="007b2008"/>
    </style:style>
    <style:style style:name="T84" style:family="text">
      <style:text-properties officeooo:rsid="007e42b0"/>
    </style:style>
    <style:style style:name="T85" style:family="text">
      <style:text-properties officeooo:rsid="007fb21c"/>
    </style:style>
    <style:style style:name="T86" style:family="text">
      <style:text-properties officeooo:rsid="00817198"/>
    </style:style>
    <style:style style:name="T87" style:family="text">
      <style:text-properties officeooo:rsid="0081ade9"/>
    </style:style>
    <style:style style:name="T88" style:family="text">
      <style:text-properties officeooo:rsid="0082a731"/>
    </style:style>
    <style:style style:name="T89" style:family="text">
      <style:text-properties officeooo:rsid="00df0ade"/>
    </style:style>
    <style:style style:name="T90" style:family="text">
      <style:text-properties officeooo:rsid="00e163df"/>
    </style:style>
    <style:style style:name="T91" style:family="text">
      <style:text-properties officeooo:rsid="00e005de"/>
    </style:style>
    <style:style style:name="T92" style:family="text">
      <style:text-properties officeooo:rsid="00e1a19a"/>
    </style:style>
    <style:style style:name="T93" style:family="text">
      <style:text-properties officeooo:rsid="0082ebdc"/>
    </style:style>
    <style:style style:name="T94" style:family="text">
      <style:text-properties officeooo:rsid="00837d53"/>
    </style:style>
    <style:style style:name="T95" style:family="text">
      <style:text-properties officeooo:rsid="008723c1"/>
    </style:style>
    <style:style style:name="T96" style:family="text">
      <style:text-properties officeooo:rsid="00855a91"/>
    </style:style>
    <style:style style:name="T97" style:family="text">
      <style:text-properties officeooo:rsid="00888b1e"/>
    </style:style>
    <style:style style:name="T98" style:family="text">
      <style:text-properties officeooo:rsid="00898d81"/>
    </style:style>
    <style:style style:name="T99" style:family="text">
      <style:text-properties officeooo:rsid="00953d53"/>
    </style:style>
    <style:style style:name="T100" style:family="text">
      <style:text-properties officeooo:rsid="008a5c77"/>
    </style:style>
    <style:style style:name="T101" style:family="text">
      <style:text-properties officeooo:rsid="008d2828"/>
    </style:style>
    <style:style style:name="T102" style:family="text">
      <style:text-properties officeooo:rsid="008eb093"/>
    </style:style>
    <style:style style:name="T103" style:family="text">
      <style:text-properties officeooo:rsid="008fad47"/>
    </style:style>
    <style:style style:name="T104" style:family="text">
      <style:text-properties officeooo:rsid="00901051"/>
    </style:style>
    <style:style style:name="T105" style:family="text">
      <style:text-properties officeooo:rsid="0091916a"/>
    </style:style>
    <style:style style:name="T106" style:family="text">
      <style:text-properties officeooo:rsid="00931aae"/>
    </style:style>
    <style:style style:name="T107" style:family="text">
      <style:text-properties officeooo:rsid="009325e9"/>
    </style:style>
    <style:style style:name="T108" style:family="text">
      <style:text-properties officeooo:rsid="00944df1"/>
    </style:style>
    <style:style style:name="T109" style:family="text">
      <style:text-properties officeooo:rsid="00cc9090"/>
    </style:style>
    <style:style style:name="T110" style:family="text">
      <style:text-properties officeooo:rsid="00cdea82"/>
    </style:style>
    <style:style style:name="T111" style:family="text">
      <style:text-properties officeooo:rsid="00963b01"/>
    </style:style>
    <style:style style:name="T112" style:family="text">
      <style:text-properties officeooo:rsid="0097c3af"/>
    </style:style>
    <style:style style:name="T113" style:family="text">
      <style:text-properties officeooo:rsid="009a5c34"/>
    </style:style>
    <style:style style:name="T114" style:family="text">
      <style:text-properties officeooo:rsid="009ac525"/>
    </style:style>
    <style:style style:name="T115" style:family="text">
      <style:text-properties officeooo:rsid="009ca437"/>
    </style:style>
    <style:style style:name="T116" style:family="text">
      <style:text-properties officeooo:rsid="009e51a1"/>
    </style:style>
    <style:style style:name="T117" style:family="text">
      <style:text-properties officeooo:rsid="009f9b8d"/>
    </style:style>
    <style:style style:name="T118" style:family="text">
      <style:text-properties officeooo:rsid="00a407dc"/>
    </style:style>
    <style:style style:name="T119" style:family="text">
      <style:text-properties officeooo:rsid="00a914c0"/>
    </style:style>
    <style:style style:name="T120" style:family="text">
      <style:text-properties officeooo:rsid="00aa886f"/>
    </style:style>
    <style:style style:name="T121" style:family="text">
      <style:text-properties officeooo:rsid="00abb9ab"/>
    </style:style>
    <style:style style:name="T122" style:family="text">
      <style:text-properties officeooo:rsid="00ad4fce"/>
    </style:style>
    <style:style style:name="T123" style:family="text">
      <style:text-properties officeooo:rsid="00ab2d73"/>
    </style:style>
    <style:style style:name="T124" style:family="text">
      <style:text-properties officeooo:rsid="00b0536d"/>
    </style:style>
    <style:style style:name="T125" style:family="text">
      <style:text-properties officeooo:rsid="00b011bb"/>
    </style:style>
    <style:style style:name="T126" style:family="text">
      <style:text-properties officeooo:rsid="00b1a72c"/>
    </style:style>
    <style:style style:name="T127" style:family="text">
      <style:text-properties officeooo:rsid="00b2dc14"/>
    </style:style>
    <style:style style:name="T128" style:family="text">
      <style:text-properties officeooo:rsid="00b4993f"/>
    </style:style>
    <style:style style:name="T129" style:family="text">
      <style:text-properties officeooo:rsid="00b544b6"/>
    </style:style>
    <style:style style:name="T130" style:family="text">
      <style:text-properties officeooo:rsid="00b7442e"/>
    </style:style>
    <style:style style:name="T131" style:family="text">
      <style:text-properties officeooo:rsid="00b9584b"/>
    </style:style>
    <style:style style:name="T132" style:family="text">
      <style:text-properties officeooo:rsid="00b9f8b5"/>
    </style:style>
    <style:style style:name="T133" style:family="text">
      <style:text-properties officeooo:rsid="00bb11b4"/>
    </style:style>
    <style:style style:name="T134" style:family="text">
      <style:text-properties officeooo:rsid="00bc278e"/>
    </style:style>
    <style:style style:name="T135" style:family="text">
      <style:text-properties officeooo:rsid="00bcbac7"/>
    </style:style>
    <style:style style:name="T136" style:family="text">
      <style:text-properties officeooo:rsid="00bd5391"/>
    </style:style>
    <style:style style:name="T137" style:family="text">
      <style:text-properties officeooo:rsid="00bed62a"/>
    </style:style>
    <style:style style:name="T138" style:family="text">
      <style:text-properties officeooo:rsid="00c3e768"/>
    </style:style>
    <style:style style:name="T139" style:family="text">
      <style:text-properties officeooo:rsid="00c21db8"/>
    </style:style>
    <style:style style:name="T140" style:family="text">
      <style:text-properties officeooo:rsid="00c02c9d"/>
    </style:style>
    <style:style style:name="T141" style:family="text">
      <style:text-properties officeooo:rsid="00c78232"/>
    </style:style>
    <style:style style:name="T142" style:family="text">
      <style:text-properties officeooo:rsid="00c83488"/>
    </style:style>
    <style:style style:name="T143" style:family="text">
      <style:text-properties officeooo:rsid="00c9cb46"/>
    </style:style>
    <style:style style:name="T144" style:family="text">
      <style:text-properties officeooo:rsid="00ca8147"/>
    </style:style>
    <style:style style:name="T145" style:family="text">
      <style:text-properties officeooo:rsid="00d0d307"/>
    </style:style>
    <style:style style:name="T146" style:family="text">
      <style:text-properties officeooo:rsid="00ea478f"/>
    </style:style>
    <style:style style:name="T147" style:family="text">
      <style:text-properties officeooo:rsid="00d266f3"/>
    </style:style>
    <style:style style:name="T148" style:family="text">
      <style:text-properties officeooo:rsid="00d4d3ed"/>
    </style:style>
    <style:style style:name="T149" style:family="text">
      <style:text-properties officeooo:rsid="00d6219b"/>
    </style:style>
    <style:style style:name="T150" style:family="text">
      <style:text-properties officeooo:rsid="00d35445"/>
    </style:style>
    <style:style style:name="T151" style:family="text">
      <style:text-properties officeooo:rsid="00eebb61"/>
    </style:style>
    <style:style style:name="T152" style:family="text">
      <style:text-properties officeooo:rsid="00d3556e"/>
    </style:style>
    <style:style style:name="T153" style:family="text">
      <style:text-properties officeooo:rsid="00d7fcc2"/>
    </style:style>
    <style:style style:name="T154" style:family="text">
      <style:text-properties officeooo:rsid="00f0b49a"/>
    </style:style>
    <style:style style:name="T155" style:family="text">
      <style:text-properties officeooo:rsid="00f0db50"/>
    </style:style>
    <style:style style:name="T156" style:family="text">
      <style:text-properties officeooo:rsid="00daa15b"/>
    </style:style>
    <style:style style:name="T157" style:family="text">
      <style:text-properties officeooo:rsid="00dc508b"/>
    </style:style>
    <style:style style:name="T158" style:family="text">
      <style:text-properties officeooo:rsid="00e3132f"/>
    </style:style>
    <style:style style:name="T159" style:family="text">
      <style:text-properties officeooo:rsid="00e382e2"/>
    </style:style>
    <style:style style:name="T160" style:family="text">
      <style:text-properties officeooo:rsid="00e4dff3"/>
    </style:style>
    <style:style style:name="T161" style:family="text">
      <style:text-properties officeooo:rsid="00e6a1c1"/>
    </style:style>
    <style:style style:name="T162" style:family="text">
      <style:text-properties officeooo:rsid="00ec38d5"/>
    </style:style>
    <style:style style:name="T163" style:family="text">
      <style:text-properties officeooo:rsid="00f35c07"/>
    </style:style>
    <style:style style:name="T164" style:family="text">
      <style:text-properties officeooo:rsid="00f1ad6d"/>
    </style:style>
    <style:style style:name="T165" style:family="text">
      <style:text-properties officeooo:rsid="00f534ed"/>
    </style:style>
    <style:style style:name="T166" style:family="text">
      <style:text-properties officeooo:rsid="00f5d0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13 <text:span text:style-name="T1">Assignment</text:span></text:p>
      <text:p text:style-name="P1">April 27, 2025</text:p>
      <text:p text:style-name="P1"/>
      <text:p text:style-name="P2">1. What was the adversary’s method/TTP used (e.g malware, spear-phishing, etc.)?</text:p>
      <text:p text:style-name="P2">2. How did the malware spread?,</text:p>
      <text:p text:style-name="P2">3. In your opinion, what part of the ICS Kill Chain Mapping aided the most in the success of the attack?</text:p>
      <text:p text:style-name="P2">4. What are some of the recommended defensive mechanisms that could be used to prevent these attacks in the future?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tuxnet Worm</text:p>
      <text:p text:style-name="P2"><text:tab/><text:span text:style-name="T2">Stuxnet </text:span><text:span text:style-name="T3">was discovered in 2010 as a highly targeted </text:span><text:span text:style-name="T4">worm designed to disrupt </text:span><text:span text:style-name="T3">specific industrial control systems, likely uranium processing in Iran. It </text:span><text:span text:style-name="T5">spread initially through USB drives which exploited </text:span><text:span text:style-name="T6">several</text:span><text:span text:style-name="T5"> vulnerabilities </text:span><text:span text:style-name="T7">like a </text:span><text:span text:style-name="T8">zero day </text:span><text:span text:style-name="T7">flaw in</text:span><text:span text:style-name="T5"> </text:span><text:span text:style-name="T6">Windows </text:span><text:span text:style-name="T5">shortcut files </text:span><text:span text:style-name="T9">in order </text:span><text:span text:style-name="T5">to infect engineering PCs through social engineering </text:span><text:span text:style-name="T10">tactics</text:span><text:span text:style-name="T5">. </text:span><text:span text:style-name="T10">Once inside the network, </text:span><text:span text:style-name="T11">other </text:span><text:span text:style-name="T10">exploit</text:span><text:span text:style-name="T12">s like a vulnerability</text:span><text:span text:style-name="T10"> in a Windows printer spooler service</text:span><text:span text:style-name="T5"> </text:span><text:span text:style-name="T10">allowed the worm to spread to networked shares and find other devices to infect, </text:span><text:span text:style-name="T13">enabling lateral movement</text:span><text:span text:style-name="T10">. </text:span><text:span text:style-name="T14">The initial USB spread was purposely slowed to spread to only a handful of devices per USB device, helping to avoid detection by unnecessary spread or spreading fast enough to be detectable. </text:span><text:span text:style-name="T13">The worm </text:span><text:span text:style-name="T15">was harmless to most infected devices because it had a specific design goal, and its </text:span><text:span text:style-name="T13">payload remained dormant </text:span><text:span text:style-name="T16">until it encountered the </text:span><text:span text:style-name="T17">programmable controllers</text:span><text:span text:style-name="T16"> it was designed to manipulate</text:span><text:span text:style-name="T13">. In the affected industrial control settings, the </text:span><text:span text:style-name="T15">worm </text:span><text:span text:style-name="T13">reconfigured </text:span><text:span text:style-name="T17">PLCs </text:span><text:span text:style-name="T18">used in uranium processing centrifuges. The misconfigured settings </text:span><text:span text:style-name="T13">caused damage to centrifuges or inefficiently process</text:span><text:span text:style-name="T19">ed</text:span><text:span text:style-name="T13"> uranium </text:span><text:span text:style-name="T20">in the targeted applications</text:span><text:span text:style-name="T13">. </text:span><text:span text:style-name="T21">By using multiple zero day exploits and legitimate digital certificates, the Stuxnet worm was able to penetrate </text:span><text:span text:style-name="T6">hundreds of thousands </text:span><text:span text:style-name="T22">of</text:span><text:span text:style-name="T21"> devices and move between networks unnoticed. </text:span><text:span text:style-name="T22">The rootkit portion of the worm enabled it to start close to boot using real signed certificates from Realtek and others which concealed its operations. </text:span><text:span text:style-name="T23">It used this capabilit</text:span><text:span text:style-name="T24">y</text:span><text:span text:style-name="T23"> to </text:span><text:span text:style-name="T22">inject its malicious </text:span><text:span text:style-name="T23">code </text:span><text:span text:style-name="T25">into processes</text:span><text:span text:style-name="T22"> from kernel mode early in the boot sequence.</text:span><text:span text:style-name="T21"> </text:span><text:span text:style-name="T26">In addition, the modifications the payload made to the PLCs </text:span><text:span text:style-name="T27">were</text:span><text:span text:style-name="T26"> obfuscated when the code was read directly </text:span><text:span text:style-name="T27">by infecting project files and injecting into DLL files used when interacting with the PLC</text:span><text:span text:style-name="T26">. This made discovering the methods and effects of the attack much more difficult as the </text:span><text:span text:style-name="T28">worm</text:span><text:span text:style-name="T26"> concealed its actvities.</text:span></text:p>
      <text:p text:style-name="P2"><text:tab/><text:span text:style-name="T29">The delivery step of the ICS kill chain circumvented the air gapped industrial systems by leveraging social engineering to deliver USB </text:span><text:span text:style-name="T30">drives that penetrated the security perimeter. </text:span><text:span text:style-name="T31">This was the first case of </text:span><text:span text:style-name="T32">cyber attacks </text:span><text:span text:style-name="T33">being used to penetrate ICS </text:span><text:span text:style-name="T34">short of </text:span><text:span text:style-name="T35">direct </text:span><text:span text:style-name="T34">espionage </text:span><text:span text:style-name="T36">and was </text:span><text:span text:style-name="T37">a</text:span><text:span text:style-name="T38"> </text:span><text:span text:style-name="T36">crucial step in </text:span><text:span text:style-name="T39">breaching the security of the systems. </text:span><text:span text:style-name="T40">The </text:span><text:span text:style-name="T41">initial infection vector was not enough to make this such </text:span><text:soft-page-break/><text:span text:style-name="T41">an advanced persistent threat, </text:span><text:span text:style-name="T42">as Stuxnet used several zero day exploits to spread </text:span><text:span text:style-name="T43">in the exploitation phase. </text:span><text:span text:style-name="T44">Several </text:span><text:span text:style-name="T42">clever tactics </text:span><text:span text:style-name="T45">were used </text:span><text:span text:style-name="T42">to avoid detection </text:span><text:span text:style-name="T46">as it </text:span><text:span text:style-name="T47">installed and modified</text:span><text:span text:style-name="T46"> itself </text:span><text:span text:style-name="T47">and other processes </text:span><text:span text:style-name="T46">via rootkits </text:span><text:span text:style-name="T48">and command and control servers. </text:span><text:span text:style-name="T49">Finally in the attack stage, </text:span><text:span text:style-name="T50">the </text:span><text:span text:style-name="T51">malicious actions by manipulating PLCs </text:span><text:span text:style-name="T52">were </text:span><text:span text:style-name="T53">done subtly to not raise suspicions of </text:span><text:span text:style-name="T54">an attack. </text:span><text:span text:style-name="T55">This could have enabled the worm to stay embedded in </text:span><text:span text:style-name="T56">the systems and remain undetected while countless centrifuges were destroyed </text:span><text:span text:style-name="T57">and the uranium enrichment program could have been hampered for years. </text:span></text:p>
      <text:p text:style-name="P2"><text:tab/><text:span text:style-name="T58">In order for an attack this sophisticated and well planned to be detected </text:span><text:span text:style-name="T59">or prevented, several key </text:span><text:span text:style-name="T60">categories of security could be enhanced. </text:span><text:span text:style-name="T61">While some of the exploits were zero day and had no patch, there were multiple exploits used in the </text:span><text:span text:style-name="T62">spread and infection steps of the initial attack setup. </text:span><text:span text:style-name="T63">Some of these vulnerabilities could have been closed which could have slowed the progression of the worm. </text:span><text:span text:style-name="T64">And the worm was able to bridge the air gapped OT system by USB devices. There should be policies </text:span><text:span text:style-name="T65">to restrict USB </text:span><text:span text:style-name="T66">use and stricter training for staff to prevent the critical systems from being breached </text:span><text:span text:style-name="T67">using the lessons learned from Stuxnet. </text:span><text:span text:style-name="T68">In addition, the worm was able to subtly </text:span><text:span text:style-name="T69">increase or decrease the RPM of the centrifuge to </text:span><text:span text:style-name="T70">cause issues running too quickly or slowly. </text:span><text:span text:style-name="T71">Loading the new configuration could have been detected or compared to a known good configuration to detect changes. </text:span><text:span text:style-name="T72">These small differences might have been caught with better monitoring </text:span><text:span text:style-name="T73">and logging of sensor readouts, </text:span><text:span text:style-name="T74">or carefully </text:span><text:span text:style-name="T75">reviewing </text:span><text:span text:style-name="T74">the tachometer </text:span><text:span text:style-name="T75">under operation </text:span><text:span text:style-name="T76">to </text:span><text:span text:style-name="T77">double check </text:span><text:span text:style-name="T78">observations matched expected results</text:span><text:span text:style-name="T77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lackEnergy</text:p>
      <text:p text:style-name="P4"><text:tab/><text:span text:style-name="T79">In 2015 the BlackEnergy malware disrupted Ukraine’s power grid through </text:span><text:span text:style-name="T80">a targeted spear phishing campaign. </text:span><text:span text:style-name="T81">Multiple staff at power companies in Ukraine received email with a malicious attachment. </text:span><text:span text:style-name="T82">When opened with macros enabled, the malware was able to infect the machine and </text:span><text:span text:style-name="T83">allow attackers to </text:span><text:span text:style-name="T82">gain access to further systems. </text:span><text:span text:style-name="T83">The malware itself did not spread from the initial machine, but used the </text:span><text:span text:style-name="T84">stolen credentials to move laterally </text:span><text:span text:style-name="T85">including the ICS network</text:span><text:span text:style-name="T84">. </text:span><text:span text:style-name="T85">Attackers were then able to use </text:span><text:span text:style-name="T86">remote admin software to </text:span><text:span text:style-name="T87">control devices and ensure they were able to interact with the </text:span><text:span text:style-name="T88">grid controls. </text:span><text:span text:style-name="T89">This attack </text:span><text:span text:style-name="T90">used </text:span><text:span text:style-name="T89">remote </text:span><text:span text:style-name="T91">access to </text:span><text:span text:style-name="T90">issue commands, </text:span><text:span text:style-name="T92">where attackers manually disabled substations.</text:span><text:span text:style-name="T88"> The attackers also used a drive wiping utility to target log files and erase </text:span><text:span text:style-name="T93">the MBR portion of drives which aided in </text:span><text:span text:style-name="T94">covering their activities as well as </text:span><text:span text:style-name="T95">slowing down</text:span><text:span text:style-name="T94"> </text:span><text:span text:style-name="T96">the power companies </text:span><text:span text:style-name="T95">trying to </text:span><text:span text:style-name="T97">get services </text:span><text:span text:style-name="T96">back online.</text:span></text:p>
      <text:p text:style-name="P5"><text:tab/><text:span text:style-name="T98">The Delivery, Exploit, and Install portions of the ICS kill chain </text:span><text:span text:style-name="T99">were </text:span><text:span text:style-name="T100">important steps to this attack’s success. </text:span><text:span text:style-name="T101">The BlackEnergy 3 malware was </text:span><text:span text:style-name="T102">able to infect multiple machines at multiple companies by leveraging social engineering </text:span><text:span text:style-name="T103">techniques to </text:span><text:span text:style-name="T104">get staff to enable macros in a Microsoft Office document. </text:span><text:span text:style-name="T105">While the reconnaissance stage of the kill chain was likely a crucial step in identifying vulnerable operations and individuals, little is known about the origin of the attack. </text:span><text:span text:style-name="T106">The selected power companies did have some factors in common like a high reliance on automation. </text:span></text:p>
      <text:p text:style-name="P5"><text:span text:style-name="T107"><text:tab/>The malware infected these companies through the targeted emails, and connected to a remote server to retrieve and install the malware, which allowed </text:span><text:span text:style-name="T108">attackers access to internal systems and explore </text:span><text:span text:style-name="T109">and develop for </text:span><text:span text:style-name="T108">the environment</text:span><text:span text:style-name="T110">s</text:span><text:span text:style-name="T108"> </text:span><text:span text:style-name="T110">before </text:span><text:span text:style-name="T108">set</text:span><text:span text:style-name="T110">ting </text:span><text:span text:style-name="T108">off the attack. </text:span><text:span text:style-name="T111">This portion of the kill chain was also especially important. During Stage 2 where the attackers were inside the network, </text:span><text:span text:style-name="T112">they </text:span><text:span text:style-name="T111">develop</text:span><text:span text:style-name="T112">ed </text:span><text:span text:style-name="T111">subtle differences in their plans to attack the specific hardware and capabilities of each of the companies affected. </text:span><text:span text:style-name="T113">For example, the differences in power distribution management systems, and taking down the uninterruptible power supply at one company’</text:span><text:span text:style-name="T114">s data center </text:span><text:span text:style-name="T113">when their attack launched. </text:span><text:soft-page-break/><text:span text:style-name="T115">The attackers also developed malicious firmware for serial to ethernet devices in order to </text:span><text:span text:style-name="T116">execute drive wiping </text:span><text:span text:style-name="T117">and prevent operator commands from being able to restore power grid function. </text:span></text:p>
      <text:p text:style-name="P2"><text:tab/><text:span text:style-name="T118">In order to prevent this type of attack from happening again, </text:span><text:span text:style-name="T119">training against phishing </text:span><text:span text:style-name="T120">and social engineering attacks would </text:span><text:span text:style-name="T121">hopefully prevent a similar initial infection route from occurrin</text:span><text:span text:style-name="T122">g</text:span><text:span text:style-name="T123">. </text:span><text:span text:style-name="T124">If the phishing attack were still successful however, IPS and antivirus software could help alert about a compromised machine</text:span><text:span text:style-name="T125">, </text:span><text:span text:style-name="T124">and</text:span><text:span text:style-name="T125"> multi factor authentication could prevent the use of stolen credentials </text:span><text:span text:style-name="T126">to move laterally </text:span><text:span text:style-name="T127">or impersonate a legitimate user</text:span><text:span text:style-name="T126">. </text:span><text:span text:style-name="T128">In addition, </text:span><text:span text:style-name="T129">each</text:span><text:span text:style-name="T128"> trusted communication paths can be exploited by an attacker, so </text:span><text:span text:style-name="T130">they </text:span><text:span text:style-name="T128">should be evaluated for risk </text:span><text:span text:style-name="T129">and better monitored for intrusion and </text:span><text:span text:style-name="T131">data exfiltration. </text:span><text:span text:style-name="T132">The defense </text:span><text:span text:style-name="T133">methods in place like firewalls did not prevent remote access </text:span><text:span text:style-name="T134">tools used in the later stages of the attack, </text:span><text:span text:style-name="T135">as well as additional safeguards that could be put in place to further segment the ICS network from the </text:span><text:span text:style-name="T136">IT systems. </text:span><text:span text:style-name="T137">And the attackers used drive wiping and log erasing to hide their tracks and other mechanisms to prevent defenders from figuring out the impact and </text:span><text:span text:style-name="T138">with</text:span><text:span text:style-name="T139"> restoration efforts</text:span><text:span text:style-name="T140">. </text:span><text:span text:style-name="T141">Centralizing logs and increasing monitoring, as well as keeping </text:span><text:span text:style-name="T142">backups and spares ready in case of a shutdown or attack </text:span><text:span text:style-name="T143">can aid defenders in </text:span><text:span text:style-name="T144">identifying forensic evidence and </text:span><text:span text:style-name="T143">restoring functionality.</text:span></text:p>
      <text:p text:style-name="P2">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ASHOVERRIDE/INDUSTOYER</text:p>
      <text:p text:style-name="P6"><text:tab/><text:span text:style-name="T145">CRASHOVERRIDE was another malware attack on Ukraine’s energy grid during the winter months of 201</text:span><text:span text:style-name="T146">6</text:span><text:span text:style-name="T145">. </text:span><text:span text:style-name="T147">The initial infection was likely similar to the BlackEnergy attack, where </text:span><text:span text:style-name="T148">spear </text:span><text:span text:style-name="T147">phishing </text:span><text:span text:style-name="T149">and</text:span><text:span text:style-name="T147"> credential gathering allowed attackers to </text:span><text:span text:style-name="T150">enter the network, </text:span><text:span text:style-name="T151">but little is known</text:span><text:span text:style-name="T150">. </text:span><text:span text:style-name="T152">From there the attackers conducted reconnaissance and scanned devices to create a plan of attack. </text:span><text:span text:style-name="T153">The attackers were able to remotely discover systems, </text:span><text:span text:style-name="T154">monitor, and study the environment </text:span><text:span text:style-name="T155">which enabled them to </text:span><text:span text:style-name="T156">interface with SCADA devices and use ICS protocols directly </text:span><text:span text:style-name="T157">during the attack. </text:span><text:span text:style-name="T148"><text:s/></text:span><text:span text:style-name="T89">The attackers were also able to </text:span><text:span text:style-name="T158">use software to</text:span><text:span text:style-name="T89"> compromise </text:span><text:span text:style-name="T159">systems, representing a step up in </text:span><text:span text:style-name="T160">sophistication compared to the previous BlackEnergy attack where the attack commands were issued manually. </text:span><text:span text:style-name="T161">CRASHOVERRIDE was also considered a failure because the </text:span><text:span text:style-name="T162">intended scope </text:span><text:span text:style-name="T161">of the attack was not entirely achieved. </text:span><text:span text:style-name="T162">T</text:span><text:span text:style-name="T161">he more advanced attack did not persist as long or effect as many people </text:span><text:span text:style-name="T163">as it could have</text:span><text:span text:style-name="T164">. </text:span></text:p>
      <text:p text:style-name="P7"><text:tab/>The most critical part of the ICS kill chain in the attack was the time the attackers had within the network to gather intelligence and develop a software approach that could automate <text:span text:style-name="T165">attacks based on the specific ICS protocol stacks. The develop stage of the kill chain also included a wiper program that leveraged knowledge of the grid and vendors to delete logs and files defenders needed, and end processes in an attempt to make recovery </text:span><text:span text:style-name="T166">and forensics </text:span><text:span text:style-name="T165">more difficult.</text:span></text:p>
      <text:p text:style-name="P2">---</text:p>
      <text:p text:style-name="P2">Ukrainian Power Grid 2016</text:p>
      <text:p text:style-name="P2">---</text:p>
      <text:p text:style-name="P2">Oldsmar Water Treatment Facility</text:p>
      <text:p text:style-name="P2">---</text:p>
      <text:p text:style-name="P2">Colonial Pipeline</text:p>
      <text:p text:style-name="P2">---</text:p>
      <text:p text:style-name="P8">Sources</text:p>
      <text:p text:style-name="P8"><text:soft-page-break/></text:p>
      <text:p text:style-name="P2"><text:a xlink:type="simple" xlink:href="https://www.dragos.com/resources/whitepaper/crashoverride-analyzing-the-malware-that-attacks-power-grids/" text:style-name="Internet_20_link" text:visited-style-name="Visited_20_Internet_20_Link">https://www.dragos.com/resources/whitepaper/crashoverride-analyzing-the-malware-that-attacks-power-grids/</text:a></text:p>
      <text:p text:style-name="P2"><text:a xlink:type="simple" xlink:href="https://www.dragos.com/resources/whitepaper/crashoverride-reassessing-the-2016-ukraine-electric-power-event-as-a-protection-focused-attack/" text:style-name="Internet_20_link" text:visited-style-name="Visited_20_Internet_20_Link">https://www.dragos.com/resources/whitepaper/crashoverride-reassessing-the-2016-ukraine-electric-power-event-as-a-protection-focused-attack/</text:a></text:p>
      <text:p text:style-name="P2"><text:a xlink:type="simple" xlink:href="https://www.dragos.com/wp-content/uploads/2021/03/CRASHOVERRIDE.pdf" text:style-name="Internet_20_link" text:visited-style-name="Visited_20_Internet_20_Link">https://www.dragos.com/wp-content/uploads/2021/03/CRASHOVERRIDE.pdf</text:a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8T16:18:48.885681000</meta:creation-date>
    <dc:date>2025-04-30T14:26:18.289559000</dc:date>
    <meta:editing-duration>PT5H44M47S</meta:editing-duration>
    <meta:editing-cycles>207</meta:editing-cycles>
    <meta:generator>LibreOffice/25.2.0.3$MacOSX_AARCH64 LibreOffice_project/e1cf4a87eb02d755bce1a01209907ea5ddc8f069</meta:generator>
    <meta:document-statistic meta:table-count="0" meta:image-count="0" meta:object-count="0" meta:page-count="7" meta:paragraph-count="32" meta:word-count="1528" meta:character-count="9979" meta:non-whitespace-character-count="8469"/>
  </office:meta>
</office:document-meta>
</file>